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Download</text:p>
          </table:table-cell>
        </table:table-row>
        <table:table-row table:style-name="ro1">
          <table:table-cell office:value-type="string" calcext:value-type="string">
            <text:p>José Antonio Ramos Sucre Oversized T-Shirt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t1.png</text:p>
          </table:table-cell>
          <table:table-cell office:value-type="string" calcext:value-type="string">
            <text:p><text:a xlink:href="https://www.redbubble.com/i/t-shirt/José-Antonio-Ramos-Sucre-by-proyectomorel/38140394.OM30Z" xlink:type="simple">https://www.redbubble.com/i/t-shirt/Jos%C3%A9-Antonio-Ramos-Sucre-by-proyectomorel/38140394.OM30Z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2.p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18:59:27.240322057</meta:creation-date>
    <dc:date>2025-12-20T22:40:35.508407933</dc:date>
    <meta:editing-duration>PT1H55M56S</meta:editing-duration>
    <meta:editing-cycles>2</meta:editing-cycles>
    <meta:generator>LibreOffice/24.2.7.2$Linux_X86_64 LibreOffice_project/420$Build-2</meta:generator>
    <meta:document-statistic meta:table-count="1" meta:cell-count="9" meta:object-count="0"/>
  </office:meta>
</office:document-meta>
</file>